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-color="#ffbf00" draw:textarea-horizontal-align="justify" draw:textarea-vertical-align="middle" draw:auto-grow-height="false" fo:min-height="11.25cm" fo:min-width="7.5cm" fo:padding-top="0.125cm" fo:padding-bottom="0.125cm" fo:padding-left="0.25cm" fo:padding-right="0.25cm" loext:decorative="false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10.851cm" fo:min-width="7.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465a4" draw:fill-color="#2a6099" draw:textarea-horizontal-align="justify" draw:textarea-vertical-align="middle" draw:auto-grow-height="false" fo:min-height="0.104cm" fo:min-width="0cm" fo:wrap-option="wrap" loext:decorative="false"/>
    </style:style>
    <style:style style:name="gr4" style:family="graphic" style:parent-style-name="objectwithoutfill">
      <style:graphic-properties svg:stroke-color="#000000" draw:fill="none" draw:textarea-vertical-align="middl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svg:stroke-width="0cm" svg:stroke-color="#666666" draw:marker-start-width="0.2cm" draw:marker-end-width="0.2cm" draw:fill-color="#808080" draw:textarea-horizontal-align="justify" draw:textarea-vertical-align="middle" draw:auto-grow-height="false" fo:min-height="5.25cm" fo:min-width="1.5cm" fo:padding-top="0.125cm" fo:padding-bottom="0.125cm" fo:padding-left="0.25cm" fo:padding-right="0.25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cm" svg:stroke-color="#666666" draw:marker-start-width="0.2cm" draw:marker-end-width="0.2cm" draw:fill-color="#808080" draw:textarea-horizontal-align="justify" draw:textarea-vertical-align="middle" draw:auto-grow-height="false" fo:min-height="3.75cm" fo:min-width="1.5cm" fo:padding-top="0.125cm" fo:padding-bottom="0.125cm" fo:padding-left="0.25cm" fo:padding-right="0.25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00a933" draw:marker-start="Half_20_Circle" draw:marker-end="Arrowheads_20_1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a933" draw:marker-start="Half_20_Circle" draw:marker-end="Arrowheads_20_2" draw:marker-end-width="0.3cm" draw:fill="none" draw:textarea-vertical-align="middle" loext:decorative="false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0.428cm" fo:min-width="0.678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315cm" fo:min-width="0.815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draw:fill-color="#b85c00" loext:fill-use-slide-background="false" draw:textarea-horizontal-align="justify" draw:textarea-vertical-align="middle" draw:auto-grow-height="false" fo:min-height="0.654cm" fo:min-width="1.20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315cm" fo:min-width="1.14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1.584cm" fo:min-width="1.034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3.084cm" fo:min-width="1.034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color="#3465a4" draw:fill="none" draw:textarea-vertical-align="middle" loext:decorative="false"/>
    </style:style>
    <style:style style:name="gr17" style:family="graphic" style:parent-style-name="objectwithoutfill">
      <style:graphic-properties svg:stroke-color="#000000" draw:marker-start="Circle" draw:marker-start-width="0.05cm" draw:marker-start-center="true" draw:marker-end="" draw:marker-end-width="0.05cm" draw:marker-end-center="true" draw:fill="none" draw:textarea-vertical-align="middle" loext:decorative="false"/>
    </style:style>
    <style:style style:name="gr18" style:family="graphic" style:parent-style-name="objectwithoutfill">
      <style:graphic-properties svg:stroke-color="#000000" draw:marker-start="Circle" draw:marker-start-width="0.05cm" draw:marker-start-center="true" draw:marker-end="" draw:marker-end-width="0.02cm" draw:marker-end-center="false" draw:fill="none" draw:textarea-vertical-align="middle" loext:decorative="false"/>
    </style:style>
    <style:style style:name="gr1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5cm" fo:min-width="1.5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5cm" fo:min-width="2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5cm" fo:min-width="1.2cm" style:writing-mode="lr-tb" loext:decorative="false"/>
      <style:paragraph-properties style:writing-mode="lr-tb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2.25cm" fo:min-width="13.5cm" fo:wrap-option="wrap" style:writing-mode="lr-tb" loext:decorative="false"/>
      <style:paragraph-properties style:writing-mode="lr-tb"/>
    </style:style>
    <style:style style:name="P1" style:family="paragraph">
      <loext:graphic-properties draw:fill-color="#ffbf00"/>
      <style:paragraph-properties fo:text-align="center"/>
    </style:style>
    <style:style style:name="P2" style:family="paragraph">
      <loext:graphic-properties draw:fill-color="#b4c7dc"/>
      <style:paragraph-properties fo:text-align="center" style:writing-mode="lr-tb"/>
      <style:text-properties fo:font-size="12pt"/>
    </style:style>
    <style:style style:name="P3" style:family="paragraph">
      <loext:graphic-properties draw:fill-color="#2a60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6" style:family="paragraph">
      <loext:graphic-properties draw:fill-color="#808080"/>
      <style:paragraph-properties fo:text-align="center" style:writing-mode="lr-tb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loext:graphic-properties draw:fill-color="#00a933"/>
      <style:paragraph-properties fo:text-align="center" style:writing-mode="lr-tb"/>
      <style:text-properties fo:font-size="11pt" style:font-size-asian="11pt" style:font-size-complex="11pt"/>
    </style:style>
    <style:style style:name="P10" style:family="paragraph">
      <loext:graphic-properties draw:fill="none" draw:fill-color="#729fcf"/>
      <style:paragraph-properties fo:text-align="center" style:writing-mode="lr-tb"/>
      <style:text-properties fo:font-size="11pt" style:font-size-asian="11pt" style:font-size-complex="11pt"/>
    </style:style>
    <style:style style:name="P11" style:family="paragraph">
      <style:paragraph-properties fo:text-align="center"/>
      <style:text-properties fo:font-size="18pt" style:font-size-asian="11pt" style:font-size-complex="11pt"/>
    </style:style>
    <style:style style:name="P12" style:family="paragraph">
      <loext:graphic-properties draw:fill="none" draw:fill-color="#b85c00"/>
      <style:paragraph-properties fo:text-align="center" style:writing-mode="lr-tb"/>
      <style:text-properties fo:font-size="18pt" style:font-size-asian="11pt" style:font-size-complex="11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paragraph-properties fo:text-align="center"/>
      <style:text-properties fo:color="#ffffff" loext:opacity="100%" fo:font-size="7pt" style:font-size-asian="7pt" style:font-size-complex="7pt"/>
    </style:style>
    <style:style style:name="P15" style:family="paragraph">
      <loext:graphic-properties draw:fill="none"/>
      <style:paragraph-properties fo:text-align="center" style:writing-mode="lr-tb"/>
      <style:text-properties fo:color="#ffffff" loext:opacity="100%" fo:font-size="7pt" style:font-size-asian="7pt" style:font-size-complex="7pt"/>
    </style:style>
    <style:style style:name="P16" style:family="paragraph">
      <style:paragraph-properties fo:text-align="center"/>
      <style:text-properties fo:color="#ffffff" loext:opacity="100%" fo:font-size="7pt" fo:background-color="transparent" style:font-size-asian="7pt" style:font-size-complex="7pt"/>
    </style:style>
    <style:style style:name="P17" style:family="paragraph">
      <loext:graphic-properties draw:fill="none"/>
      <style:paragraph-properties fo:text-align="center" style:writing-mode="lr-tb"/>
      <style:text-properties fo:color="#ffffff" loext:opacity="100%" fo:font-size="7pt" fo:background-color="transparent" style:font-size-asian="7pt" style:font-size-complex="7pt"/>
    </style:style>
    <style:style style:name="P18" style:family="paragraph">
      <style:paragraph-properties fo:text-align="start"/>
      <style:text-properties fo:font-size="8pt" style:font-size-asian="8pt" style:font-size-complex="8pt"/>
    </style:style>
    <style:style style:name="P19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20" style:family="paragraph">
      <style:paragraph-properties fo:text-align="center"/>
      <style:text-properties style:use-window-font-color="true" loext:opacity="0%" fo:font-size="6pt" fo:background-color="#ffffff" style:font-size-asian="6pt" style:font-size-complex="6pt"/>
    </style:style>
    <style:style style:name="P21" style:family="paragraph">
      <loext:graphic-properties draw:fill="none"/>
      <style:paragraph-properties fo:text-align="center" style:writing-mode="lr-tb"/>
      <style:text-properties style:use-window-font-color="true" loext:opacity="0%" fo:font-size="6pt" fo:background-color="#ffffff" style:font-size-asian="6pt" style:font-size-complex="6pt"/>
    </style:style>
    <style:style style:name="P22" style:family="paragraph">
      <style:paragraph-properties fo:text-align="start"/>
      <style:text-properties fo:font-size="14pt" style:font-size-asian="14pt" style:font-size-complex="14pt"/>
    </style:style>
    <style:style style:name="P23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style:text-position="sub 58%"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text-position="sub 58%" fo:font-size="11pt" style:font-size-asian="11pt" style:font-size-complex="11pt"/>
    </style:style>
    <style:style style:name="T6" style:family="text">
      <style:text-properties fo:font-size="18pt" style:font-size-asian="11pt" style:font-size-complex="11pt"/>
    </style:style>
    <style:style style:name="T7" style:family="text">
      <style:text-properties style:text-position="sub 58%" fo:font-size="18pt" style:font-size-asian="11pt" style:font-size-complex="11pt"/>
    </style:style>
    <style:style style:name="T8" style:family="text">
      <style:text-properties fo:font-size="12pt"/>
    </style:style>
    <style:style style:name="T9" style:family="text">
      <style:text-properties style:text-position="sub 58%" fo:font-size="12pt"/>
    </style:style>
    <style:style style:name="T10" style:family="text">
      <style:text-properties fo:color="#ffffff" loext:opacity="100%" fo:font-size="7pt" style:font-size-asian="7pt" style:font-size-complex="7pt"/>
    </style:style>
    <style:style style:name="T11" style:family="text">
      <style:text-properties fo:color="#ffffff" loext:opacity="100%" fo:font-size="7pt" fo:background-color="transparent" style:font-size-asian="7pt" style:font-size-complex="7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style:use-window-font-color="true" loext:opacity="0%" fo:font-size="6pt" fo:background-color="#ffffff" style:font-size-asian="6pt" style:font-size-complex="6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11.5cm" svg:x="5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6cm" svg:height="11.1cm" svg:x="5.7cm" svg:y="5.7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5cm" svg:height="0.5cm" svg:x="12.2cm" svg:y="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15cm" svg:y1="17.5cm" svg:x2="13.9cm" svg:y2="17.5cm">
          <text:p/>
        </draw:line>
        <draw:g draw:style-name="gr5">
          <draw:line draw:style-name="gr4" draw:text-style-name="P4" draw:layer="layout" svg:x1="5.3cm" svg:y1="17.5cm" svg:x2="5.05cm" svg:y2="17.75cm">
            <text:p/>
          </draw:line>
          <draw:line draw:style-name="gr4" draw:text-style-name="P4" draw:layer="layout" svg:x1="5.55cm" svg:y1="17.5cm" svg:x2="5.3cm" svg:y2="17.75cm">
            <text:p/>
          </draw:line>
          <draw:line draw:style-name="gr4" draw:text-style-name="P4" draw:layer="layout" svg:x1="5.8cm" svg:y1="17.5cm" svg:x2="5.55cm" svg:y2="17.75cm">
            <text:p/>
          </draw:line>
          <draw:line draw:style-name="gr4" draw:text-style-name="P4" draw:layer="layout" svg:x1="6.05cm" svg:y1="17.5cm" svg:x2="5.8cm" svg:y2="17.75cm">
            <text:p/>
          </draw:line>
          <draw:line draw:style-name="gr4" draw:text-style-name="P4" draw:layer="layout" svg:x1="6.3cm" svg:y1="17.5cm" svg:x2="6.05cm" svg:y2="17.75cm">
            <text:p/>
          </draw:line>
          <draw:line draw:style-name="gr4" draw:text-style-name="P4" draw:layer="layout" svg:x1="6.55cm" svg:y1="17.5cm" svg:x2="6.3cm" svg:y2="17.75cm">
            <text:p/>
          </draw:line>
          <draw:line draw:style-name="gr4" draw:text-style-name="P4" draw:layer="layout" svg:x1="6.8cm" svg:y1="17.5cm" svg:x2="6.55cm" svg:y2="17.75cm">
            <text:p/>
          </draw:line>
          <draw:line draw:style-name="gr4" draw:text-style-name="P4" draw:layer="layout" svg:x1="7.05cm" svg:y1="17.5cm" svg:x2="6.8cm" svg:y2="17.75cm">
            <text:p/>
          </draw:line>
          <draw:line draw:style-name="gr4" draw:text-style-name="P4" draw:layer="layout" svg:x1="7.3cm" svg:y1="17.5cm" svg:x2="7.05cm" svg:y2="17.75cm">
            <text:p/>
          </draw:line>
          <draw:line draw:style-name="gr4" draw:text-style-name="P4" draw:layer="layout" svg:x1="7.55cm" svg:y1="17.5cm" svg:x2="7.3cm" svg:y2="17.75cm">
            <text:p/>
          </draw:line>
        </draw:g>
        <draw:g draw:style-name="gr5">
          <draw:line draw:style-name="gr4" draw:text-style-name="P4" draw:layer="layout" svg:x1="7.8cm" svg:y1="17.5cm" svg:x2="7.55cm" svg:y2="17.75cm">
            <text:p/>
          </draw:line>
          <draw:line draw:style-name="gr4" draw:text-style-name="P4" draw:layer="layout" svg:x1="8.05cm" svg:y1="17.5cm" svg:x2="7.8cm" svg:y2="17.75cm">
            <text:p/>
          </draw:line>
          <draw:line draw:style-name="gr4" draw:text-style-name="P4" draw:layer="layout" svg:x1="8.3cm" svg:y1="17.5cm" svg:x2="8.05cm" svg:y2="17.75cm">
            <text:p/>
          </draw:line>
          <draw:line draw:style-name="gr4" draw:text-style-name="P4" draw:layer="layout" svg:x1="8.55cm" svg:y1="17.5cm" svg:x2="8.3cm" svg:y2="17.75cm">
            <text:p/>
          </draw:line>
          <draw:line draw:style-name="gr4" draw:text-style-name="P4" draw:layer="layout" svg:x1="8.8cm" svg:y1="17.5cm" svg:x2="8.55cm" svg:y2="17.75cm">
            <text:p/>
          </draw:line>
          <draw:line draw:style-name="gr4" draw:text-style-name="P4" draw:layer="layout" svg:x1="9.05cm" svg:y1="17.5cm" svg:x2="8.8cm" svg:y2="17.75cm">
            <text:p/>
          </draw:line>
          <draw:line draw:style-name="gr4" draw:text-style-name="P4" draw:layer="layout" svg:x1="9.3cm" svg:y1="17.5cm" svg:x2="9.05cm" svg:y2="17.75cm">
            <text:p/>
          </draw:line>
          <draw:line draw:style-name="gr4" draw:text-style-name="P4" draw:layer="layout" svg:x1="9.55cm" svg:y1="17.5cm" svg:x2="9.3cm" svg:y2="17.75cm">
            <text:p/>
          </draw:line>
          <draw:line draw:style-name="gr4" draw:text-style-name="P4" draw:layer="layout" svg:x1="9.8cm" svg:y1="17.5cm" svg:x2="9.55cm" svg:y2="17.75cm">
            <text:p/>
          </draw:line>
          <draw:line draw:style-name="gr4" draw:text-style-name="P4" draw:layer="layout" svg:x1="10.05cm" svg:y1="17.5cm" svg:x2="9.8cm" svg:y2="17.75cm">
            <text:p/>
          </draw:line>
        </draw:g>
        <draw:g draw:style-name="gr5">
          <draw:line draw:style-name="gr4" draw:text-style-name="P4" draw:layer="layout" svg:x1="10.3cm" svg:y1="17.5cm" svg:x2="10.05cm" svg:y2="17.75cm">
            <text:p/>
          </draw:line>
          <draw:line draw:style-name="gr4" draw:text-style-name="P4" draw:layer="layout" svg:x1="10.55cm" svg:y1="17.5cm" svg:x2="10.3cm" svg:y2="17.75cm">
            <text:p/>
          </draw:line>
          <draw:line draw:style-name="gr4" draw:text-style-name="P4" draw:layer="layout" svg:x1="10.8cm" svg:y1="17.5cm" svg:x2="10.55cm" svg:y2="17.75cm">
            <text:p/>
          </draw:line>
          <draw:line draw:style-name="gr4" draw:text-style-name="P4" draw:layer="layout" svg:x1="11.05cm" svg:y1="17.5cm" svg:x2="10.8cm" svg:y2="17.75cm">
            <text:p/>
          </draw:line>
          <draw:line draw:style-name="gr4" draw:text-style-name="P4" draw:layer="layout" svg:x1="11.3cm" svg:y1="17.5cm" svg:x2="11.05cm" svg:y2="17.75cm">
            <text:p/>
          </draw:line>
          <draw:line draw:style-name="gr4" draw:text-style-name="P4" draw:layer="layout" svg:x1="11.55cm" svg:y1="17.5cm" svg:x2="11.3cm" svg:y2="17.75cm">
            <text:p/>
          </draw:line>
          <draw:line draw:style-name="gr4" draw:text-style-name="P4" draw:layer="layout" svg:x1="11.8cm" svg:y1="17.5cm" svg:x2="11.55cm" svg:y2="17.75cm">
            <text:p/>
          </draw:line>
          <draw:line draw:style-name="gr4" draw:text-style-name="P4" draw:layer="layout" svg:x1="12.05cm" svg:y1="17.5cm" svg:x2="11.8cm" svg:y2="17.75cm">
            <text:p/>
          </draw:line>
          <draw:line draw:style-name="gr4" draw:text-style-name="P4" draw:layer="layout" svg:x1="12.3cm" svg:y1="17.5cm" svg:x2="12.05cm" svg:y2="17.75cm">
            <text:p/>
          </draw:line>
          <draw:line draw:style-name="gr4" draw:text-style-name="P4" draw:layer="layout" svg:x1="12.55cm" svg:y1="17.5cm" svg:x2="12.3cm" svg:y2="17.75cm">
            <text:p/>
          </draw:line>
        </draw:g>
        <draw:line draw:style-name="gr4" draw:text-style-name="P4" draw:layer="layout" svg:x1="12.8cm" svg:y1="17.5cm" svg:x2="12.55cm" svg:y2="17.75cm">
          <text:p/>
        </draw:line>
        <draw:line draw:style-name="gr4" draw:text-style-name="P4" draw:layer="layout" svg:x1="13.05cm" svg:y1="17.5cm" svg:x2="12.8cm" svg:y2="17.75cm">
          <text:p/>
        </draw:line>
        <draw:line draw:style-name="gr4" draw:text-style-name="P4" draw:layer="layout" svg:x1="13.3cm" svg:y1="17.5cm" svg:x2="13.05cm" svg:y2="17.75cm">
          <text:p/>
        </draw:line>
        <draw:line draw:style-name="gr4" draw:text-style-name="P4" draw:layer="layout" svg:x1="13.55cm" svg:y1="17.5cm" svg:x2="13.3cm" svg:y2="17.75cm">
          <text:p/>
        </draw:line>
        <draw:line draw:style-name="gr4" draw:text-style-name="P4" draw:layer="layout" svg:x1="13.8cm" svg:y1="17.5cm" svg:x2="13.55cm" svg:y2="17.75cm">
          <text:p/>
        </draw:line>
        <draw:custom-shape draw:style-name="gr6" draw:text-style-name="P6" draw:layer="layout" svg:width="2cm" svg:height="5.5cm" svg:x="11.5cm" svg:y="11cm">
          <text:p text:style-name="P5"><text:span text:style-name="T1">m</text:span><text:span text:style-name="T2">md,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>
          <draw:line draw:style-name="gr4" draw:text-style-name="P4" draw:layer="layout" svg:x1="11cm" svg:y1="12.75cm" svg:x2="11.125cm" svg:y2="13cm">
            <text:p/>
          </draw:line>
          <draw:line draw:style-name="gr4" draw:text-style-name="P4" draw:layer="layout" svg:x1="11cm" svg:y1="12.75cm" svg:x2="10.75cm" svg:y2="13.25cm">
            <text:p/>
          </draw:line>
          <draw:line draw:style-name="gr4" draw:text-style-name="P4" draw:layer="layout" svg:x1="10.75cm" svg:y1="13.25cm" svg:x2="10.5cm" svg:y2="12.75cm">
            <text:p/>
          </draw:line>
          <draw:line draw:style-name="gr4" draw:text-style-name="P4" draw:layer="layout" svg:x1="10cm" svg:y1="12.75cm" svg:x2="9.75cm" svg:y2="13.25cm">
            <text:p/>
          </draw:line>
          <draw:line draw:style-name="gr4" draw:text-style-name="P4" draw:layer="layout" svg:x1="9.75cm" svg:y1="13.25cm" svg:x2="9.5cm" svg:y2="12.75cm">
            <text:p/>
          </draw:line>
          <draw:line draw:style-name="gr4" draw:text-style-name="P4" draw:layer="layout" svg:x1="9.5cm" svg:y1="12.75cm" svg:x2="9.375cm" svg:y2="13cm">
            <text:p/>
          </draw:line>
          <draw:line draw:style-name="gr4" draw:text-style-name="P4" draw:layer="layout" svg:x1="11.5cm" svg:y1="13cm" svg:x2="11.125cm" svg:y2="13cm">
            <text:p/>
          </draw:line>
          <draw:line draw:style-name="gr4" draw:text-style-name="P4" draw:layer="layout" svg:x1="9cm" svg:y1="13cm" svg:x2="9.375cm" svg:y2="13cm">
            <text:p/>
          </draw:line>
          <draw:line draw:style-name="gr4" draw:text-style-name="P4" draw:layer="layout" svg:x1="10.5cm" svg:y1="12.75cm" svg:x2="10.25cm" svg:y2="13.25cm">
            <text:p/>
          </draw:line>
          <draw:line draw:style-name="gr4" draw:text-style-name="P4" draw:layer="layout" svg:x1="10.25cm" svg:y1="13.25cm" svg:x2="10cm" svg:y2="12.75cm">
            <text:p/>
          </draw:line>
        </draw:g>
        <draw:g draw:style-name="gr5">
          <draw:line draw:style-name="gr4" draw:text-style-name="P4" draw:layer="layout" svg:x1="9cm" svg:y1="14.5cm" svg:x2="10.125cm" svg:y2="14.5cm">
            <text:p/>
          </draw:line>
          <draw:line draw:style-name="gr4" draw:text-style-name="P4" draw:layer="layout" svg:x1="10.125cm" svg:y1="14.25cm" svg:x2="10.125cm" svg:y2="14.75cm">
            <text:p/>
          </draw:line>
          <draw:line draw:style-name="gr4" draw:text-style-name="P4" draw:layer="layout" svg:x1="10cm" svg:y1="14.25cm" svg:x2="10.375cm" svg:y2="14.25cm">
            <text:p/>
          </draw:line>
          <draw:line draw:style-name="gr4" draw:text-style-name="P4" draw:layer="layout" svg:x1="10.375cm" svg:y1="14.25cm" svg:x2="10.375cm" svg:y2="14.75cm">
            <text:p/>
          </draw:line>
          <draw:line draw:style-name="gr4" draw:text-style-name="P4" draw:layer="layout" svg:x1="10.375cm" svg:y1="14.75cm" svg:x2="10cm" svg:y2="14.75cm">
            <text:p/>
          </draw:line>
          <draw:line draw:style-name="gr4" draw:text-style-name="P4" draw:layer="layout" svg:x1="10.375cm" svg:y1="14.5cm" svg:x2="11.5cm" svg:y2="14.5cm">
            <text:p/>
          </draw:line>
        </draw:g>
        <draw:line draw:style-name="gr4" draw:text-style-name="P4" draw:layer="layout" svg:x1="9cm" svg:y1="16cm" svg:x2="10.1cm" svg:y2="16cm">
          <text:p/>
        </draw:line>
        <draw:line draw:style-name="gr4" draw:text-style-name="P4" draw:layer="layout" svg:x1="11.5cm" svg:y1="16cm" svg:x2="10.6cm" svg:y2="16cm">
          <text:p/>
        </draw:line>
        <draw:g draw:style-name="gr5">
          <draw:line draw:style-name="gr4" draw:text-style-name="P4" draw:layer="layout" svg:x1="8.875cm" svg:y1="12.875cm" svg:x2="9.125cm" svg:y2="13.125cm">
            <text:p/>
          </draw:line>
          <draw:line draw:style-name="gr4" draw:text-style-name="P4" draw:layer="layout" svg:x1="9.125cm" svg:y1="12.875cm" svg:x2="8.875cm" svg:y2="13.125cm">
            <text:p/>
          </draw:line>
        </draw:g>
        <draw:g draw:style-name="gr5">
          <draw:line draw:style-name="gr4" draw:text-style-name="P4" draw:layer="layout" svg:x1="8.875cm" svg:y1="14.375cm" svg:x2="9.125cm" svg:y2="14.625cm">
            <text:p/>
          </draw:line>
          <draw:line draw:style-name="gr4" draw:text-style-name="P4" draw:layer="layout" svg:x1="9.125cm" svg:y1="14.375cm" svg:x2="8.875cm" svg:y2="14.625cm">
            <text:p/>
          </draw:line>
        </draw:g>
        <draw:g draw:style-name="gr5">
          <draw:line draw:style-name="gr4" draw:text-style-name="P4" draw:layer="layout" svg:x1="8.875cm" svg:y1="15.875cm" svg:x2="9.125cm" svg:y2="16.125cm">
            <text:p/>
          </draw:line>
          <draw:line draw:style-name="gr4" draw:text-style-name="P4" draw:layer="layout" svg:x1="9.125cm" svg:y1="15.875cm" svg:x2="8.875cm" svg:y2="16.125cm">
            <text:p/>
          </draw:line>
        </draw:g>
        <draw:g draw:style-name="gr5">
          <draw:line draw:style-name="gr4" draw:text-style-name="P4" draw:layer="layout" svg:x1="11cm" svg:y1="11.25cm" svg:x2="11.125cm" svg:y2="11.5cm">
            <text:p/>
          </draw:line>
          <draw:line draw:style-name="gr4" draw:text-style-name="P4" draw:layer="layout" svg:x1="11cm" svg:y1="11.25cm" svg:x2="10.75cm" svg:y2="11.75cm">
            <text:p/>
          </draw:line>
          <draw:line draw:style-name="gr4" draw:text-style-name="P4" draw:layer="layout" svg:x1="10.75cm" svg:y1="11.75cm" svg:x2="10.5cm" svg:y2="11.25cm">
            <text:p/>
          </draw:line>
          <draw:line draw:style-name="gr4" draw:text-style-name="P4" draw:layer="layout" svg:x1="10cm" svg:y1="11.25cm" svg:x2="9.875cm" svg:y2="11.5cm">
            <text:p/>
          </draw:line>
          <draw:line draw:style-name="gr4" draw:text-style-name="P4" draw:layer="layout" svg:x1="11.5cm" svg:y1="11.5cm" svg:x2="11.125cm" svg:y2="11.5cm">
            <text:p/>
          </draw:line>
          <draw:line draw:style-name="gr4" draw:text-style-name="P4" draw:layer="layout" svg:x1="10.5cm" svg:y1="11.25cm" svg:x2="10.25cm" svg:y2="11.75cm">
            <text:p/>
          </draw:line>
          <draw:line draw:style-name="gr4" draw:text-style-name="P4" draw:layer="layout" svg:x1="10.25cm" svg:y1="11.75cm" svg:x2="10cm" svg:y2="11.25cm">
            <text:p/>
          </draw:line>
          <draw:line draw:style-name="gr4" draw:text-style-name="P4" draw:layer="layout" svg:x1="9.875cm" svg:y1="11cm" svg:x2="9.875cm" svg:y2="11.875cm">
            <text:p/>
          </draw:line>
        </draw:g>
        <draw:custom-shape draw:style-name="gr7" draw:text-style-name="P6" draw:layer="layout" svg:width="2cm" svg:height="4cm" svg:x="11.5cm" svg:y="6cm">
          <text:p text:style-name="P7"><text:span text:style-name="T1">m</text:span><text:span text:style-name="T2">md,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>
          <draw:line draw:style-name="gr4" draw:text-style-name="P4" draw:layer="layout" svg:x1="11cm" svg:y1="7.75cm" svg:x2="11.125cm" svg:y2="8cm">
            <text:p/>
          </draw:line>
          <draw:line draw:style-name="gr4" draw:text-style-name="P4" draw:layer="layout" svg:x1="11cm" svg:y1="7.75cm" svg:x2="10.75cm" svg:y2="8.25cm">
            <text:p/>
          </draw:line>
          <draw:line draw:style-name="gr4" draw:text-style-name="P4" draw:layer="layout" svg:x1="10.75cm" svg:y1="8.25cm" svg:x2="10.5cm" svg:y2="7.75cm">
            <text:p/>
          </draw:line>
          <draw:line draw:style-name="gr4" draw:text-style-name="P4" draw:layer="layout" svg:x1="10cm" svg:y1="7.75cm" svg:x2="9.75cm" svg:y2="8.25cm">
            <text:p/>
          </draw:line>
          <draw:line draw:style-name="gr4" draw:text-style-name="P4" draw:layer="layout" svg:x1="9.75cm" svg:y1="8.25cm" svg:x2="9.5cm" svg:y2="7.75cm">
            <text:p/>
          </draw:line>
          <draw:line draw:style-name="gr4" draw:text-style-name="P4" draw:layer="layout" svg:x1="9.5cm" svg:y1="7.75cm" svg:x2="9.375cm" svg:y2="8cm">
            <text:p/>
          </draw:line>
          <draw:line draw:style-name="gr4" draw:text-style-name="P4" draw:layer="layout" svg:x1="11.5cm" svg:y1="8cm" svg:x2="11.125cm" svg:y2="8cm">
            <text:p/>
          </draw:line>
          <draw:line draw:style-name="gr4" draw:text-style-name="P4" draw:layer="layout" svg:x1="9cm" svg:y1="8cm" svg:x2="9.375cm" svg:y2="8cm">
            <text:p/>
          </draw:line>
          <draw:line draw:style-name="gr4" draw:text-style-name="P4" draw:layer="layout" svg:x1="10.5cm" svg:y1="7.75cm" svg:x2="10.25cm" svg:y2="8.25cm">
            <text:p/>
          </draw:line>
          <draw:line draw:style-name="gr4" draw:text-style-name="P4" draw:layer="layout" svg:x1="10.25cm" svg:y1="8.25cm" svg:x2="10cm" svg:y2="7.75cm">
            <text:p/>
          </draw:line>
        </draw:g>
        <draw:g draw:style-name="gr5">
          <draw:line draw:style-name="gr4" draw:text-style-name="P4" draw:layer="layout" svg:x1="9cm" svg:y1="9.5cm" svg:x2="10.125cm" svg:y2="9.5cm">
            <text:p/>
          </draw:line>
          <draw:line draw:style-name="gr4" draw:text-style-name="P4" draw:layer="layout" svg:x1="10.125cm" svg:y1="9.25cm" svg:x2="10.125cm" svg:y2="9.75cm">
            <text:p/>
          </draw:line>
          <draw:line draw:style-name="gr4" draw:text-style-name="P4" draw:layer="layout" svg:x1="10cm" svg:y1="9.25cm" svg:x2="10.375cm" svg:y2="9.25cm">
            <text:p/>
          </draw:line>
          <draw:line draw:style-name="gr4" draw:text-style-name="P4" draw:layer="layout" svg:x1="10.375cm" svg:y1="9.25cm" svg:x2="10.375cm" svg:y2="9.75cm">
            <text:p/>
          </draw:line>
          <draw:line draw:style-name="gr4" draw:text-style-name="P4" draw:layer="layout" svg:x1="10.375cm" svg:y1="9.75cm" svg:x2="10cm" svg:y2="9.75cm">
            <text:p/>
          </draw:line>
          <draw:line draw:style-name="gr4" draw:text-style-name="P4" draw:layer="layout" svg:x1="10.375cm" svg:y1="9.5cm" svg:x2="11.5cm" svg:y2="9.5cm">
            <text:p/>
          </draw:line>
        </draw:g>
        <draw:g draw:style-name="gr5">
          <draw:line draw:style-name="gr4" draw:text-style-name="P4" draw:layer="layout" svg:x1="8.875cm" svg:y1="7.875cm" svg:x2="9.125cm" svg:y2="8.125cm">
            <text:p/>
          </draw:line>
          <draw:line draw:style-name="gr4" draw:text-style-name="P4" draw:layer="layout" svg:x1="9.125cm" svg:y1="7.875cm" svg:x2="8.875cm" svg:y2="8.125cm">
            <text:p/>
          </draw:line>
        </draw:g>
        <draw:g draw:style-name="gr5">
          <draw:line draw:style-name="gr4" draw:text-style-name="P4" draw:layer="layout" svg:x1="8.875cm" svg:y1="9.375cm" svg:x2="9.125cm" svg:y2="9.625cm">
            <text:p/>
          </draw:line>
          <draw:line draw:style-name="gr4" draw:text-style-name="P4" draw:layer="layout" svg:x1="9.125cm" svg:y1="9.375cm" svg:x2="8.875cm" svg:y2="9.625cm">
            <text:p/>
          </draw:line>
        </draw:g>
        <draw:g draw:style-name="gr5">
          <draw:line draw:style-name="gr4" draw:text-style-name="P4" draw:layer="layout" svg:x1="11cm" svg:y1="6.25cm" svg:x2="11.125cm" svg:y2="6.5cm">
            <text:p/>
          </draw:line>
          <draw:line draw:style-name="gr4" draw:text-style-name="P4" draw:layer="layout" svg:x1="11cm" svg:y1="6.25cm" svg:x2="10.75cm" svg:y2="6.75cm">
            <text:p/>
          </draw:line>
          <draw:line draw:style-name="gr4" draw:text-style-name="P4" draw:layer="layout" svg:x1="10.75cm" svg:y1="6.75cm" svg:x2="10.5cm" svg:y2="6.25cm">
            <text:p/>
          </draw:line>
          <draw:line draw:style-name="gr4" draw:text-style-name="P4" draw:layer="layout" svg:x1="10cm" svg:y1="6.25cm" svg:x2="9.875cm" svg:y2="6.5cm">
            <text:p/>
          </draw:line>
          <draw:line draw:style-name="gr4" draw:text-style-name="P4" draw:layer="layout" svg:x1="11.5cm" svg:y1="6.5cm" svg:x2="11.125cm" svg:y2="6.5cm">
            <text:p/>
          </draw:line>
          <draw:line draw:style-name="gr4" draw:text-style-name="P4" draw:layer="layout" svg:x1="10.5cm" svg:y1="6.25cm" svg:x2="10.25cm" svg:y2="6.75cm">
            <text:p/>
          </draw:line>
          <draw:line draw:style-name="gr4" draw:text-style-name="P4" draw:layer="layout" svg:x1="10.25cm" svg:y1="6.75cm" svg:x2="10cm" svg:y2="6.25cm">
            <text:p/>
          </draw:line>
          <draw:line draw:style-name="gr4" draw:text-style-name="P4" draw:layer="layout" svg:x1="9.875cm" svg:y1="6cm" svg:x2="9.875cm" svg:y2="6.875cm">
            <text:p/>
          </draw:line>
        </draw:g>
        <draw:g draw:style-name="gr5">
          <draw:line draw:style-name="gr4" draw:text-style-name="P4" draw:layer="layout" svg:x1="5cm" svg:y1="11.75cm" svg:x2="5.125cm" svg:y2="12cm">
            <text:p/>
          </draw:line>
          <draw:line draw:style-name="gr4" draw:text-style-name="P4" draw:layer="layout" svg:x1="5cm" svg:y1="11.75cm" svg:x2="4.75cm" svg:y2="12.25cm">
            <text:p/>
          </draw:line>
          <draw:line draw:style-name="gr4" draw:text-style-name="P4" draw:layer="layout" svg:x1="4.75cm" svg:y1="12.25cm" svg:x2="4.5cm" svg:y2="11.75cm">
            <text:p/>
          </draw:line>
          <draw:line draw:style-name="gr4" draw:text-style-name="P4" draw:layer="layout" svg:x1="4cm" svg:y1="11.75cm" svg:x2="3.75cm" svg:y2="12.25cm">
            <text:p/>
          </draw:line>
          <draw:line draw:style-name="gr4" draw:text-style-name="P4" draw:layer="layout" svg:x1="3.75cm" svg:y1="12.25cm" svg:x2="3.5cm" svg:y2="11.75cm">
            <text:p/>
          </draw:line>
          <draw:line draw:style-name="gr4" draw:text-style-name="P4" draw:layer="layout" svg:x1="3.5cm" svg:y1="11.75cm" svg:x2="3.375cm" svg:y2="12cm">
            <text:p/>
          </draw:line>
          <draw:line draw:style-name="gr4" draw:text-style-name="P4" draw:layer="layout" svg:x1="5.5cm" svg:y1="12cm" svg:x2="5.125cm" svg:y2="12cm">
            <text:p/>
          </draw:line>
          <draw:line draw:style-name="gr4" draw:text-style-name="P4" draw:layer="layout" svg:x1="3cm" svg:y1="12cm" svg:x2="3.375cm" svg:y2="12cm">
            <text:p/>
          </draw:line>
          <draw:line draw:style-name="gr4" draw:text-style-name="P4" draw:layer="layout" svg:x1="4.5cm" svg:y1="11.75cm" svg:x2="4.25cm" svg:y2="12.25cm">
            <text:p/>
          </draw:line>
          <draw:line draw:style-name="gr4" draw:text-style-name="P4" draw:layer="layout" svg:x1="4.25cm" svg:y1="12.25cm" svg:x2="4cm" svg:y2="11.75cm">
            <text:p/>
          </draw:line>
        </draw:g>
        <draw:g draw:style-name="gr5">
          <draw:line draw:style-name="gr4" draw:text-style-name="P4" draw:layer="layout" svg:x1="3cm" svg:y1="13.5cm" svg:x2="4.125cm" svg:y2="13.5cm">
            <text:p/>
          </draw:line>
          <draw:line draw:style-name="gr4" draw:text-style-name="P4" draw:layer="layout" svg:x1="4.125cm" svg:y1="13.25cm" svg:x2="4.125cm" svg:y2="13.75cm">
            <text:p/>
          </draw:line>
          <draw:line draw:style-name="gr4" draw:text-style-name="P4" draw:layer="layout" svg:x1="4cm" svg:y1="13.25cm" svg:x2="4.375cm" svg:y2="13.25cm">
            <text:p/>
          </draw:line>
          <draw:line draw:style-name="gr4" draw:text-style-name="P4" draw:layer="layout" svg:x1="4.375cm" svg:y1="13.25cm" svg:x2="4.375cm" svg:y2="13.75cm">
            <text:p/>
          </draw:line>
          <draw:line draw:style-name="gr4" draw:text-style-name="P4" draw:layer="layout" svg:x1="4.375cm" svg:y1="13.75cm" svg:x2="4cm" svg:y2="13.75cm">
            <text:p/>
          </draw:line>
          <draw:line draw:style-name="gr4" draw:text-style-name="P4" draw:layer="layout" svg:x1="4.375cm" svg:y1="13.5cm" svg:x2="5.5cm" svg:y2="13.5cm">
            <text:p/>
          </draw:line>
        </draw:g>
        <draw:line draw:style-name="gr4" draw:text-style-name="P4" draw:layer="layout" svg:x1="3cm" svg:y1="11.5cm" svg:x2="3cm" svg:y2="14.125cm">
          <text:p/>
        </draw:line>
        <draw:g draw:style-name="gr5">
          <draw:line draw:style-name="gr4" draw:text-style-name="P4" draw:layer="layout" svg:x1="3cm" svg:y1="11.75cm" svg:x2="2.75cm" svg:y2="11.5cm">
            <text:p/>
          </draw:line>
          <draw:line draw:style-name="gr4" draw:text-style-name="P4" draw:layer="layout" svg:x1="3cm" svg:y1="12cm" svg:x2="2.75cm" svg:y2="11.75cm">
            <text:p/>
          </draw:line>
          <draw:line draw:style-name="gr4" draw:text-style-name="P4" draw:layer="layout" svg:x1="3cm" svg:y1="12.25cm" svg:x2="2.75cm" svg:y2="12cm">
            <text:p/>
          </draw:line>
          <draw:line draw:style-name="gr4" draw:text-style-name="P4" draw:layer="layout" svg:x1="3cm" svg:y1="12.5cm" svg:x2="2.75cm" svg:y2="12.25cm">
            <text:p/>
          </draw:line>
          <draw:line draw:style-name="gr4" draw:text-style-name="P4" draw:layer="layout" svg:x1="3cm" svg:y1="12.75cm" svg:x2="2.75cm" svg:y2="12.5cm">
            <text:p/>
          </draw:line>
          <draw:line draw:style-name="gr4" draw:text-style-name="P4" draw:layer="layout" svg:x1="3cm" svg:y1="13cm" svg:x2="2.75cm" svg:y2="12.75cm">
            <text:p/>
          </draw:line>
          <draw:line draw:style-name="gr4" draw:text-style-name="P4" draw:layer="layout" svg:x1="3cm" svg:y1="13.25cm" svg:x2="2.75cm" svg:y2="13cm">
            <text:p/>
          </draw:line>
          <draw:line draw:style-name="gr4" draw:text-style-name="P4" draw:layer="layout" svg:x1="3cm" svg:y1="13.5cm" svg:x2="2.75cm" svg:y2="13.25cm">
            <text:p/>
          </draw:line>
          <draw:line draw:style-name="gr4" draw:text-style-name="P4" draw:layer="layout" svg:x1="3cm" svg:y1="13.75cm" svg:x2="2.75cm" svg:y2="13.5cm">
            <text:p/>
          </draw:line>
          <draw:line draw:style-name="gr4" draw:text-style-name="P4" draw:layer="layout" svg:x1="3cm" svg:y1="14cm" svg:x2="2.75cm" svg:y2="13.75cm">
            <text:p/>
          </draw:line>
        </draw:g>
        <draw:line draw:style-name="gr8" draw:text-style-name="P4" draw:layer="layout" svg:x1="15.2cm" svg:y1="8cm" svg:x2="17cm" svg:y2="8cm">
          <text:p/>
        </draw:line>
        <draw:line draw:style-name="gr8" draw:text-style-name="P4" draw:layer="layout" svg:x1="15.2cm" svg:y1="13.5cm" svg:x2="17cm" svg:y2="13.5cm">
          <text:p/>
        </draw:line>
        <draw:line draw:style-name="gr9" draw:text-style-name="P4" draw:layer="layout" svg:x1="13.5cm" svg:y1="5.7cm" svg:x2="15cm" svg:y2="5.7cm">
          <text:p/>
        </draw:line>
        <draw:custom-shape draw:style-name="gr10" draw:text-style-name="P9" draw:layer="layout" svg:width="1.25cm" svg:height="0.75cm" svg:x="16.2cm" svg:y="7cm">
          <text:p text:style-name="P8"><text:span text:style-name="T3">xp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25cm" svg:height="0.75cm" svg:x="16.2cm" svg:y="12.5cm">
          <text:p text:style-name="P8"><text:span text:style-name="T3">x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25cm" svg:height="0.75cm" svg:x="14.15cm" svg:y="4.75cm">
          <text:p text:style-name="P8"><text:span text:style-name="T3">xp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.375cm" svg:height="0.625cm" svg:x="10cm" svg:y="6.625cm">
          <text:p text:style-name="P8"><text:span text:style-name="T4">K</text:span><text:span text:style-name="T5">air,p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1.8cm" svg:height="1cm" svg:x="2.8cm" svg:y="5.2cm">
          <text:p text:style-name="P11"><text:span text:style-name="T6">m</text:span><text:span text:style-name="T7">p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.375cm" svg:height="0.625cm" svg:x="10cm" svg:y="8.125cm">
          <text:p text:style-name="P8"><text:span text:style-name="T4">K</text:span><text:span text:style-name="T5">m,p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.375cm" svg:height="0.625cm" svg:x="10cm" svg:y="9.625cm">
          <text:p text:style-name="P8"><text:span text:style-name="T4">R</text:span><text:span text:style-name="T5">m,p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.375cm" svg:height="0.625cm" svg:x="10cm" svg:y="11.625cm">
          <text:p text:style-name="P8"><text:span text:style-name="T4">K</text:span><text:span text:style-name="T5">air,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.375cm" svg:height="0.625cm" svg:x="10cm" svg:y="13.125cm">
          <text:p text:style-name="P8"><text:span text:style-name="T4">K</text:span><text:span text:style-name="T5">m,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.375cm" svg:height="0.625cm" svg:x="10cm" svg:y="14.625cm">
          <text:p text:style-name="P8"><text:span text:style-name="T4">R</text:span><text:span text:style-name="T5">m,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1.7cm" svg:height="0.625cm" svg:x="10cm" svg:y="16.25cm">
          <text:p text:style-name="P8"><text:span text:style-name="T4">F</text:span><text:span text:style-name="T5">motor,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.375cm" svg:height="0.625cm" svg:x="4cm" svg:y="13.625cm">
          <text:p text:style-name="P8"><text:span text:style-name="T4">R</text:span><text:span text:style-name="T5">p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.375cm" svg:height="0.625cm" svg:x="4cm" svg:y="12.125cm">
          <text:p text:style-name="P8"><text:span text:style-name="T4">K</text:span><text:span text:style-name="T5">p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7cm" svg:height="2cm" svg:x="13.5cm" svg:y="7cm">
          <text:p text:style-name="P13"><text:span text:style-name="T8">m</text:span><text:span text:style-name="T9">air,p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1.7cm" svg:height="3.5cm" svg:x="13.5cm" svg:y="12cm">
          <text:p text:style-name="P13"><text:span text:style-name="T8">m</text:span><text:span text:style-name="T9">air,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4.4cm" svg:y1="6cm" svg:x2="5.6cm" svg:y2="6.5cm">
          <text:p/>
        </draw:line>
        <draw:line draw:style-name="gr16" draw:text-style-name="P4" draw:layer="layout" svg:x1="13.5cm" svg:y1="6cm" svg:x2="13.3cm" svg:y2="6cm">
          <text:p/>
        </draw:line>
        <draw:line draw:style-name="gr16" draw:text-style-name="P4" draw:layer="layout" svg:x1="13.5cm" svg:y1="10cm" svg:x2="13.3cm" svg:y2="10cm">
          <text:p/>
        </draw:line>
        <draw:line draw:style-name="gr16" draw:text-style-name="P4" draw:layer="layout" svg:x1="13.5cm" svg:y1="11cm" svg:x2="13.3cm" svg:y2="11cm">
          <text:p/>
        </draw:line>
        <draw:line draw:style-name="gr16" draw:text-style-name="P4" draw:layer="layout" svg:x1="13.5cm" svg:y1="16.5cm" svg:x2="13.3cm" svg:y2="16.5cm">
          <text:p/>
        </draw:line>
        <draw:custom-shape draw:style-name="gr3" draw:text-style-name="P3" draw:layer="layout" svg:width="0.5cm" svg:height="0.5cm" svg:x="6.3cm" svg:y="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line draw:style-name="gr4" draw:text-style-name="P4" draw:layer="layout" svg:x1="10.1cm" svg:y1="15.9cm" svg:x2="10.1cm" svg:y2="16.1cm">
            <text:p/>
          </draw:line>
          <draw:line draw:style-name="gr17" draw:text-style-name="P4" draw:layer="layout" svg:x1="10.3cm" svg:y1="15.9cm" svg:x2="10.1cm" svg:y2="15.9cm">
            <text:p/>
          </draw:line>
          <draw:line draw:style-name="gr18" draw:text-style-name="P4" draw:layer="layout" svg:x1="10.3cm" svg:y1="16.1cm" svg:x2="10.1cm" svg:y2="16.1cm">
            <text:p/>
          </draw:line>
          <draw:line draw:style-name="gr4" draw:text-style-name="P4" draw:layer="layout" svg:x1="10.6cm" svg:y1="16cm" svg:x2="10.2cm" svg:y2="16cm">
            <text:p/>
          </draw:line>
          <draw:line draw:style-name="gr4" draw:text-style-name="P4" draw:layer="layout" svg:x1="10.3cm" svg:y1="15.8cm" svg:x2="10.3cm" svg:y2="15.7cm">
            <text:p/>
          </draw:line>
          <draw:line draw:style-name="gr4" draw:text-style-name="P4" draw:layer="layout" svg:x1="10.6cm" svg:y1="15.7cm" svg:x2="10.3cm" svg:y2="15.7cm">
            <text:p/>
          </draw:line>
          <draw:line draw:style-name="gr4" draw:text-style-name="P4" draw:layer="layout" svg:x1="10.6cm" svg:y1="16.3cm" svg:x2="10.6cm" svg:y2="15.7cm">
            <text:p/>
          </draw:line>
          <draw:line draw:style-name="gr4" draw:text-style-name="P4" draw:layer="layout" svg:x1="10.3cm" svg:y1="16.3cm" svg:x2="10.6cm" svg:y2="16.3cm">
            <text:p/>
          </draw:line>
          <draw:line draw:style-name="gr4" draw:text-style-name="P4" draw:layer="layout" svg:x1="10.3cm" svg:y1="16.2cm" svg:x2="10.3cm" svg:y2="16.3cm">
            <text:p/>
          </draw:line>
        </draw:g>
        <draw:custom-shape draw:style-name="gr19" draw:text-style-name="P15" draw:layer="layout" svg:width="2cm" svg:height="0.6cm" svg:x="11.5cm" svg:y="15.6cm">
          <text:p text:style-name="P14"><text:span text:style-name="T10">Speaker diaphragm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2cm" svg:height="0.6cm" svg:x="11.5cm" svg:y="9.1cm">
          <text:p text:style-name="P16"><text:span text:style-name="T11">PR or 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9" draw:layer="layout" svg:width="2.5cm" svg:height="0.6cm" svg:x="5.7cm" svg:y="5.8cm">
          <text:p text:style-name="P18"><text:span text:style-name="T12">Air in enclosure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.7cm" svg:height="0.8cm" svg:x="13.5cm" svg:y="14.7cm">
          <text:p text:style-name="P20"><text:span text:style-name="T13">Coupled 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1" draw:layer="layout" svg:width="1.7cm" svg:height="0.8cm" svg:x="13.5cm" svg:y="8.2cm">
          <text:p text:style-name="P20"><text:span text:style-name="T13">Coupled 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draw:layer="layout" svg:width="14cm" svg:height="2.5cm" svg:x="4cm" svg:y="1.5cm">
          <text:p text:style-name="P22"><text:span text:style-name="T14"><text:tab/></text:span><text:span text:style-name="T14"><text:tab/></text:span><text:span text:style-name="T14">3 degrees of freedom</text:span></text:p>
          <text:p text:style-name="P22"><text:span text:style-name="T15"><text:tab/></text:span><text:span text:style-name="T15"><text:tab/></text:span><text:span text:style-name="T15">s: speaker</text:span></text:p>
          <text:p text:style-name="P22"><text:span text:style-name="T15"><text:tab/></text:span><text:span text:style-name="T15"><text:tab/></text:span><text:span text:style-name="T15">pb: parent body (enclosure or else)</text:span></text:p>
          <text:p text:style-name="P22"><text:span text:style-name="T15"><text:tab/></text:span><text:span text:style-name="T15"><text:tab/></text:span><text:span text:style-name="T15">pr: passive radiator (can also be vented port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loext:fill-use-slide-background="false" draw:textarea-horizontal-align="left" fo:padding-top="0.125cm" fo:padding-bottom="0.125cm" fo:padding-left="0.25cm" fo:padding-right="0.25cm" fo:wrap-option="wrap" draw:shadow="hidden" draw:shadow-offset-x="0.2cm" draw:shadow-offset-y="0.2cm" draw:shadow-color="#808080" draw:guide-distance="0.1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6:50:29.944350344</meta:creation-date>
    <dc:date>2025-07-14T12:22:26.469137579</dc:date>
    <meta:editing-duration>PT2H35M59S</meta:editing-duration>
    <meta:editing-cycles>16</meta:editing-cycles>
    <meta:generator>LibreOffice/24.8.7.2$Linux_X86_64 LibreOffice_project/f4f281f562fb585d46b0af5755dfe1eb6adc047f</meta:generator>
    <meta:document-statistic meta:object-count="185"/>
  </office:meta>
</office:document-meta>
</file>